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Arial Unicode MS1" svg:font-family="'Arial Unicode MS'" style:font-family-generic="swiss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002cm" style:rel-column-width="11572*"/>
    </style:style>
    <style:style style:name="Tabla1.B" style:family="table-column">
      <style:table-column-properties style:column-width="10.506cm" style:rel-column-width="40498*"/>
    </style:style>
    <style:style style:name="Tabla1.C" style:family="table-column">
      <style:table-column-properties style:column-width="3.493cm" style:rel-column-width="13465*"/>
    </style:style>
    <style:style style:name="Tab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dddddd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002cm" style:rel-column-width="11572*"/>
    </style:style>
    <style:style style:name="Tabla2.B" style:family="table-column">
      <style:table-column-properties style:column-width="10.506cm" style:rel-column-width="40498*"/>
    </style:style>
    <style:style style:name="Tabla2.C" style:family="table-column">
      <style:table-column-properties style:column-width="3.493cm" style:rel-column-width="13465*"/>
    </style:style>
    <style:style style:name="Tab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C1" style:family="table-cell">
      <style:table-cell-properties fo:background-color="#dddddd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695cm" style:rel-column-width="18100*"/>
    </style:style>
    <style:style style:name="Tabla3.B" style:family="table-column">
      <style:table-column-properties style:column-width="12.305cm" style:rel-column-width="47435*"/>
    </style:style>
    <style:style style:name="Tabla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background-color="#dddddd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fo:padding-left="0cm" fo:padding-right="0cm" fo:padding-top="0cm" fo:padding-bottom="0.035cm" fo:border-left="none" fo:border-right="none" fo:border-top="none" fo:border-bottom="0.74pt solid #000000"/>
      <style:text-properties fo:color="#111111" style:font-name="Arial1" fo:font-size="18pt" fo:language="es" fo:country="ES" fo:font-weight="bold" officeooo:rsid="002a1d6c" officeooo:paragraph-rsid="002a1d6c" style:font-size-asian="18pt" style:font-weight-asian="bold" style:font-name-complex="Arial1"/>
    </style:style>
    <style:style style:name="P2" style:family="paragraph" style:parent-style-name="Standard">
      <style:text-properties fo:language="es" fo:country="GT" officeooo:rsid="001426fd" officeooo:paragraph-rsid="0014ecb6"/>
    </style:style>
    <style:style style:name="P3" style:family="paragraph" style:parent-style-name="Standard">
      <style:text-properties fo:language="es" fo:country="GT" officeooo:rsid="001426fd" officeooo:paragraph-rsid="001426fd"/>
    </style:style>
    <style:style style:name="P4" style:family="paragraph" style:parent-style-name="Standard">
      <style:paragraph-properties fo:text-align="center" style:justify-single-word="false"/>
      <style:text-properties fo:language="es" fo:country="GT" officeooo:rsid="001426fd" officeooo:paragraph-rsid="001426fd"/>
    </style:style>
    <style:style style:name="P5" style:family="paragraph" style:parent-style-name="Standard">
      <style:text-properties fo:language="es" fo:country="GT" officeooo:rsid="0014ecb6" officeooo:paragraph-rsid="0014ecb6"/>
    </style:style>
    <style:style style:name="P6" style:family="paragraph" style:parent-style-name="Standard">
      <style:text-properties fo:language="es" fo:country="GT" officeooo:rsid="0014ecb6" officeooo:paragraph-rsid="0019c3e6"/>
    </style:style>
    <style:style style:name="P7" style:family="paragraph" style:parent-style-name="Standard">
      <style:text-properties fo:language="es" fo:country="GT" fo:font-weight="bold" officeooo:rsid="001426fd" officeooo:paragraph-rsid="001426f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language="es" fo:country="GT" fo:font-weight="bold" officeooo:rsid="001426fd" officeooo:paragraph-rsid="0014ecb6" style:font-weight-asian="bold" style:font-weight-complex="bold"/>
    </style:style>
    <style:style style:name="P9" style:family="paragraph" style:parent-style-name="Standard">
      <style:text-properties fo:language="es" fo:country="GT" fo:font-weight="bold" officeooo:rsid="003083f2" officeooo:paragraph-rsid="003083f2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language="es" fo:country="GT" fo:font-weight="bold" officeooo:rsid="003083f2" officeooo:paragraph-rsid="003083f2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language="es" fo:country="GT" fo:font-weight="bold" officeooo:rsid="001426fd" officeooo:paragraph-rsid="002870ca" style:font-weight-asian="bold" style:language-complex="ar" style:country-complex="SA" style:font-weight-complex="bold"/>
    </style:style>
    <style:style style:name="P12" style:family="paragraph" style:parent-style-name="Standard">
      <style:text-properties fo:language="es" fo:country="GT" officeooo:rsid="001bc6c5" officeooo:paragraph-rsid="001bc6c5"/>
    </style:style>
    <style:style style:name="P13" style:family="paragraph" style:parent-style-name="Standard">
      <style:text-properties fo:language="es" fo:country="GT" style:text-underline-style="solid" style:text-underline-width="auto" style:text-underline-color="font-color" officeooo:rsid="0019c3e6" officeooo:paragraph-rsid="0019c3e6"/>
    </style:style>
    <style:style style:name="P14" style:family="paragraph" style:parent-style-name="Standard">
      <style:text-properties fo:language="es" fo:country="GT" officeooo:rsid="002e46b4" officeooo:paragraph-rsid="002e46b4"/>
    </style:style>
    <style:style style:name="P15" style:family="paragraph" style:parent-style-name="Standard">
      <style:paragraph-properties fo:text-align="justify" style:justify-single-word="false"/>
      <style:text-properties fo:language="es" fo:country="GT" officeooo:rsid="002d951c" officeooo:paragraph-rsid="002d951c"/>
    </style:style>
    <style:style style:name="P16" style:family="paragraph" style:parent-style-name="Standard">
      <style:paragraph-properties fo:text-align="justify" style:justify-single-word="false"/>
      <style:text-properties fo:language="es" fo:country="GT" officeooo:rsid="00163781" officeooo:paragraph-rsid="0014ecb6"/>
    </style:style>
    <style:style style:name="P17" style:family="paragraph" style:parent-style-name="Standard">
      <style:paragraph-properties fo:text-align="justify" style:justify-single-word="false"/>
      <style:text-properties style:font-name="Arial1" fo:font-size="12pt" fo:language="es" fo:country="GT" officeooo:rsid="00163781" officeooo:paragraph-rsid="001426fd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Arial1" fo:font-size="12pt" fo:language="es" fo:country="GT" officeooo:rsid="00163781" officeooo:paragraph-rsid="003083f2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language="en" fo:country="US" fo:font-weight="bold" officeooo:rsid="0019c3e6" officeooo:paragraph-rsid="0019c3e6" fo:background-color="#dddddd" style:font-weight-asian="bold" style:font-weight-complex="bold"/>
    </style:style>
    <style:style style:name="P20" style:family="paragraph" style:parent-style-name="Table_20_Contents">
      <style:text-properties fo:language="es" fo:country="GT" officeooo:rsid="0019c3e6" officeooo:paragraph-rsid="0019c3e6"/>
    </style:style>
    <style:style style:name="P21" style:family="paragraph" style:parent-style-name="Table_20_Contents">
      <style:text-properties fo:language="es" fo:country="GT" officeooo:rsid="001a16b4" officeooo:paragraph-rsid="001a16b4"/>
    </style:style>
    <style:style style:name="P22" style:family="paragraph" style:parent-style-name="Table_20_Contents">
      <style:text-properties fo:language="es" fo:country="GT" officeooo:rsid="001b9f87" officeooo:paragraph-rsid="001b9f87"/>
    </style:style>
    <style:style style:name="P23" style:family="paragraph" style:parent-style-name="Table_20_Contents">
      <style:text-properties fo:language="es" fo:country="GT" officeooo:rsid="001bc6c5" officeooo:paragraph-rsid="001bc6c5"/>
    </style:style>
    <style:style style:name="P24" style:family="paragraph" style:parent-style-name="Table_20_Contents">
      <style:text-properties fo:language="es" fo:country="GT" officeooo:rsid="001c616f" officeooo:paragraph-rsid="001c616f"/>
    </style:style>
    <style:style style:name="P25" style:family="paragraph" style:parent-style-name="Table_20_Contents">
      <style:text-properties fo:language="es" fo:country="GT" officeooo:rsid="001f2ded" officeooo:paragraph-rsid="001f2ded"/>
    </style:style>
    <style:style style:name="P26" style:family="paragraph" style:parent-style-name="Table_20_Contents">
      <style:text-properties fo:language="es" fo:country="GT" officeooo:rsid="00220219" officeooo:paragraph-rsid="00220219"/>
    </style:style>
    <style:style style:name="P27" style:family="paragraph" style:parent-style-name="Table_20_Contents">
      <style:text-properties fo:language="es" fo:country="GT" officeooo:rsid="00233c1e" officeooo:paragraph-rsid="00233c1e"/>
    </style:style>
    <style:style style:name="P28" style:family="paragraph" style:parent-style-name="Table_20_Contents">
      <style:text-properties fo:language="es" fo:country="GT" officeooo:rsid="00240f60" officeooo:paragraph-rsid="00240f60"/>
    </style:style>
    <style:style style:name="P29" style:family="paragraph" style:parent-style-name="Table_20_Contents">
      <style:paragraph-properties fo:text-align="center" style:justify-single-word="false"/>
      <style:text-properties fo:language="es" fo:country="GT" fo:font-weight="bold" officeooo:rsid="0021a273" officeooo:paragraph-rsid="0021a273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language="es" fo:country="GT" fo:font-weight="bold" officeooo:rsid="001bc6c5" officeooo:paragraph-rsid="001bc6c5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language="es" fo:country="GT" fo:font-weight="bold" officeooo:rsid="0019c3e6" officeooo:paragraph-rsid="0019c3e6" fo:background-color="#dddddd" style:font-weight-asian="bold" style:font-weight-complex="bold"/>
    </style:style>
    <style:style style:name="P32" style:family="paragraph" style:parent-style-name="Table_20_Contents">
      <style:text-properties fo:language="es" fo:country="GT" officeooo:rsid="0032fdb4" officeooo:paragraph-rsid="0032fdb4"/>
    </style:style>
    <style:style style:name="P33" style:family="paragraph" style:parent-style-name="Table_20_Contents">
      <style:text-properties fo:language="es" fo:country="GT" officeooo:rsid="0033028a" officeooo:paragraph-rsid="0033028a"/>
    </style:style>
    <style:style style:name="P34" style:family="paragraph" style:parent-style-name="Table_20_Contents">
      <style:text-properties fo:language="es" fo:country="GT" officeooo:rsid="0034986b" officeooo:paragraph-rsid="0034986b"/>
    </style:style>
    <style:style style:name="P35" style:family="paragraph" style:parent-style-name="Heading">
      <style:paragraph-properties fo:text-align="center" style:justify-single-word="false"/>
      <style:text-properties fo:font-size="18pt" fo:language="es" fo:country="GT" fo:font-weight="bold" officeooo:paragraph-rsid="002870ca" style:font-size-asian="18pt" style:font-weight-asian="bold" style:font-size-complex="18pt" style:language-complex="ar" style:country-complex="SA" style:font-weight-complex="bold"/>
    </style:style>
    <style:style style:name="P36" style:family="paragraph" style:parent-style-name="Heading">
      <style:paragraph-properties fo:text-align="center" style:justify-single-word="false"/>
      <style:text-properties fo:font-size="18pt" fo:language="es" fo:country="GT" fo:font-weight="bold" officeooo:rsid="002870ca" officeooo:paragraph-rsid="002870ca" style:font-size-asian="18pt" style:font-weight-asian="bold" style:font-size-complex="18pt" style:language-complex="ar" style:country-complex="SA" style:font-weight-complex="bold"/>
    </style:style>
    <style:style style:name="P37" style:family="paragraph" style:parent-style-name="Standard" style:list-style-name="L1">
      <style:text-properties fo:language="es" fo:country="GT" officeooo:rsid="0014ecb6" officeooo:paragraph-rsid="0014ecb6"/>
    </style:style>
    <style:style style:name="P38" style:family="paragraph" style:parent-style-name="Standard" style:list-style-name="L1">
      <style:text-properties fo:language="es" fo:country="GT" officeooo:rsid="001426fd" officeooo:paragraph-rsid="0014ecb6"/>
    </style:style>
    <style:style style:name="P39" style:family="paragraph" style:parent-style-name="Standard" style:list-style-name="L1">
      <style:text-properties fo:language="es" fo:country="GT" officeooo:rsid="0035c267" officeooo:paragraph-rsid="0014ecb6"/>
    </style:style>
    <style:style style:name="P40" style:family="paragraph" style:parent-style-name="Standard" style:list-style-name="L1">
      <style:text-properties fo:language="es" fo:country="GT" officeooo:rsid="001721bc" officeooo:paragraph-rsid="001721bc"/>
    </style:style>
    <style:style style:name="P41" style:family="paragraph" style:parent-style-name="Standard" style:list-style-name="L1">
      <style:text-properties fo:language="es" fo:country="GT" officeooo:rsid="0036cfd4" officeooo:paragraph-rsid="0036cfd4"/>
    </style:style>
    <style:style style:name="P42" style:family="paragraph" style:parent-style-name="Standard" style:master-page-name="First_20_Page">
      <style:paragraph-properties fo:text-align="center" style:justify-single-word="false" style:page-number="auto"/>
      <style:text-properties fo:language="es" fo:country="GT" fo:font-weight="bold" officeooo:rsid="001426fd" officeooo:paragraph-rsid="0014ecb6" style:font-weight-asian="bold" style:font-weight-complex="bold"/>
    </style:style>
    <style:style style:name="T1" style:family="text">
      <style:text-properties fo:language="es" fo:country="GT"/>
    </style:style>
    <style:style style:name="T2" style:family="text">
      <style:text-properties officeooo:rsid="0014ecb6"/>
    </style:style>
    <style:style style:name="T3" style:family="text">
      <style:text-properties officeooo:rsid="00233c1e"/>
    </style:style>
    <style:style style:name="T4" style:family="text">
      <style:text-properties officeooo:rsid="00240f60"/>
    </style:style>
    <style:style style:name="T5" style:family="text">
      <style:text-properties officeooo:rsid="0027a34a"/>
    </style:style>
    <style:style style:name="T6" style:family="text">
      <style:text-properties fo:language="en" fo:country="US" officeooo:rsid="002bbf4f"/>
    </style:style>
    <style:style style:name="T7" style:family="text">
      <style:text-properties fo:language="en" fo:country="US" officeooo:rsid="00320e92"/>
    </style:style>
    <style:style style:name="T8" style:family="text">
      <style:text-properties fo:language="en" fo:country="US" officeooo:rsid="0032fdb4"/>
    </style:style>
    <style:style style:name="T9" style:family="text">
      <style:text-properties officeooo:rsid="002a1d6c"/>
    </style:style>
    <style:style style:name="T10" style:family="text">
      <style:text-properties officeooo:rsid="002e46b4"/>
    </style:style>
    <style:style style:name="T11" style:family="text">
      <style:text-properties officeooo:rsid="003083f2"/>
    </style:style>
    <style:style style:name="T12" style:family="text">
      <style:text-properties officeooo:rsid="00320e92"/>
    </style:style>
    <style:style style:name="T13" style:family="text">
      <style:text-properties officeooo:rsid="0032fdb4"/>
    </style:style>
    <style:style style:name="T14" style:family="text">
      <style:text-properties officeooo:rsid="0033028a"/>
    </style:style>
    <style:style style:name="T15" style:family="text">
      <style:text-properties officeooo:rsid="0035acaf"/>
    </style:style>
    <style:style style:name="T16" style:family="text">
      <style:text-properties officeooo:rsid="0035c2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8"/>
      <text:p text:style-name="P8"/>
      <text:p text:style-name="P35">“<text:span text:style-name="T9">Repositorio de Música</text:span>”</text:p>
      <text:p text:style-name="P36">Requerimientos del Sistema</text:p>
      <text:p text:style-name="P1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Requerimientos del Sistema <text:span text:style-name="T2">para </text:span>“<text:span text:style-name="T6">Repositorio de Musica</text:span>”</text:p>
      <text:p text:style-name="P4"/>
      <text:p text:style-name="P4"/>
      <text:p text:style-name="P7">Panorama General:</text:p>
      <text:p text:style-name="P3"/>
      <text:p text:style-name="P17">Se desea crear una plataforma digital de transmisión de música que apueste de forma directa a los artistas independientes. La plataforma surge como una alternativa a lo que proponen los grandes sellos que dominan la industria de la música. De este modo le dan oportunidad a nuevos artistas que crean música original y de calidad para que se inserten en los potenciales mercados.</text:p>
      <text:p text:style-name="P3"/>
      <text:p text:style-name="P9">Alcance: </text:p>
      <text:p text:style-name="P10"/>
      <text:p text:style-name="P18">Al ser una propuesta con enfoque social se pretende buscar apoyo de diferentes medios que ayuden en promover el material, <text:span text:style-name="T14">para darle la oportunidad a las nuevas generaciones y mantener una comunidad activa que con el tiempo contribuirá a que la plataforma crezca como un pagina de incubación de ideas para personas que tiene el potencial necesario pero carecen de los recursos <text:s/>o el conocimiento para promover sus obras.</text:span></text:p>
      <text:p text:style-name="P18"/>
      <text:p text:style-name="P3"/>
      <text:p text:style-name="P7">Clientes:</text:p>
      <text:p text:style-name="P3"/>
      <text:p text:style-name="P15">La empresa que administra el sistema , <text:s/>como parte de un repositorio de <text:span text:style-name="T12">música</text:span> los principales beneficiarios son los artistas que se <text:span text:style-name="T12">están</text:span> incursionando en el arte de la <text:span text:style-name="T12">música</text:span> y necesitan promover sus obras de una forma <text:span text:style-name="T12">accesible</text:span> <text:s/>y <text:span text:style-name="T12">también</text:span> todas las personas que utiliz<text:span text:style-name="T12">aran el</text:span> sistema <text:span text:style-name="T10">tanto para tener opción para escuchar música nueva.</text:span></text:p>
      <text:p text:style-name="P3"/>
      <text:p text:style-name="P7">Metas:</text:p>
      <text:p text:style-name="P3"/>
      <text:p text:style-name="P16">En términos generales la meta es formar un amplio repositorio de <text:span text:style-name="T16">música</text:span> donde los clientes puedan consultar la experiencia de los usuarios y <text:span text:style-name="T11">puedan escuchar la música de su preferencia.</text:span> Mas concretamente , la meta incluye:</text:p>
      <text:p text:style-name="P5"/>
      <text:list xml:id="list1774550548" text:style-name="L1">
        <text:list-item>
          <text:p text:style-name="P37">Clasificación <text:span text:style-name="T12">de canciones por artista</text:span>.</text:p>
          <text:p text:style-name="P38"/>
        </text:list-item>
        <text:list-item>
          <text:p text:style-name="P39">Creación de Listas de reproducción.</text:p>
          <text:p text:style-name="P37"/>
        </text:list-item>
        <text:list-item>
          <text:p text:style-name="P40"><text:span text:style-name="T12">Registro de artistas</text:span>.</text:p>
          <text:p text:style-name="P40"/>
        </text:list-item>
        <text:list-item>
          <text:p text:style-name="P41">Tener Tendencias de musica por cierto tiempo limitado.</text:p>
        </text:list-item>
      </text:list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7">Funciones del Sistema:</text:p>
      <text:p text:style-name="P3"/>
      <text:p text:style-name="P14">Para las funciones <text:span text:style-name="T12">básicas</text:span> del sistema <text:span text:style-name="T12">necesita</text:span> </text:p>
      <text:p text:style-name="P6"/>
      <text:p text:style-name="P13">Funciones Básicas: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9">Referencia #</text:p>
          </table:table-cell>
          <table:table-cell table:style-name="Tabla1.A1" office:value-type="string">
            <text:p text:style-name="P31">Función</text:p>
          </table:table-cell>
          <table:table-cell table:style-name="Tabla1.C1" office:value-type="string">
            <text:p text:style-name="P19">Categor<text:span text:style-name="T1">ía</text:span></text:p>
          </table:table-cell>
        </table:table-row>
        <table:table-row>
          <table:table-cell table:style-name="Tabla1.A12" office:value-type="string">
            <text:p text:style-name="P20">R1.1</text:p>
          </table:table-cell>
          <table:table-cell table:style-name="Tabla1.B2" office:value-type="string">
            <text:p text:style-name="P21">Almacenar <text:span text:style-name="T7">los discos por artista.</text:span></text:p>
          </table:table-cell>
          <table:table-cell table:style-name="Tabla1.C2" office:value-type="string">
            <text:p text:style-name="P22">Oculto</text:p>
          </table:table-cell>
        </table:table-row>
        <table:table-row>
          <table:table-cell table:style-name="Tabla1.A12" office:value-type="string">
            <text:p text:style-name="P21">R1.2</text:p>
          </table:table-cell>
          <table:table-cell table:style-name="Tabla1.B3" office:value-type="string">
            <text:p text:style-name="P21">Clasificación <text:span text:style-name="T7">de la musica por genero musical.</text:span></text:p>
          </table:table-cell>
          <table:table-cell table:style-name="Tabla1.C3" office:value-type="string">
            <text:p text:style-name="P21">Oculto</text:p>
          </table:table-cell>
        </table:table-row>
        <table:table-row>
          <table:table-cell table:style-name="Tabla1.A12" office:value-type="string">
            <text:p text:style-name="P21">R1.3</text:p>
          </table:table-cell>
          <table:table-cell table:style-name="Tabla1.B4" office:value-type="string">
            <text:p text:style-name="P21">Desplegar búsquedas mediante nombre de la <text:span text:style-name="T8">Artista</text:span> , <text:span text:style-name="T8">Album</text:span> <text:span text:style-name="T8">o Cancion</text:span>.</text:p>
          </table:table-cell>
          <table:table-cell table:style-name="Tabla1.C4" office:value-type="string">
            <text:p text:style-name="P22">Oculto</text:p>
          </table:table-cell>
        </table:table-row>
        <table:table-row>
          <table:table-cell table:style-name="Tabla1.A12" office:value-type="string">
            <text:p text:style-name="P21">R1.4</text:p>
          </table:table-cell>
          <table:table-cell table:style-name="Tabla1.B5" office:value-type="string">
            <text:p text:style-name="P21">Almacenar el nombre de<text:span text:style-name="T13">l artista</text:span>, <text:span text:style-name="T13">Año de su formación, País , Descripción del artista, Genero Musical, Foto de portada, Redes Sociales.</text:span></text:p>
          </table:table-cell>
          <table:table-cell table:style-name="Tabla1.C5" office:value-type="string">
            <text:p text:style-name="P22">Oculto</text:p>
          </table:table-cell>
        </table:table-row>
        <table:table-row>
          <table:table-cell table:style-name="Tabla1.A12" office:value-type="string">
            <text:p text:style-name="P22">R1.5</text:p>
          </table:table-cell>
          <table:table-cell table:style-name="Tabla1.B6" office:value-type="string">
            <text:p text:style-name="P22">Conectarse al repositorio y obtener las consultas necesarias que el usuario realiza</text:p>
          </table:table-cell>
          <table:table-cell table:style-name="Tabla1.C6" office:value-type="string">
            <text:p text:style-name="P22">Oculto</text:p>
          </table:table-cell>
        </table:table-row>
        <table:table-row>
          <table:table-cell table:style-name="Tabla1.A12" office:value-type="string">
            <text:p text:style-name="P22">R1.6</text:p>
          </table:table-cell>
          <table:table-cell table:style-name="Tabla1.B7" office:value-type="string">
            <text:p text:style-name="P22">Autenticar el usuario mediante su nombre de usuario y contraseña</text:p>
          </table:table-cell>
          <table:table-cell table:style-name="Tabla1.C7" office:value-type="string">
            <text:p text:style-name="P22">Oculto</text:p>
          </table:table-cell>
        </table:table-row>
        <table:table-row>
          <table:table-cell table:style-name="Tabla1.A12" office:value-type="string">
            <text:p text:style-name="P22">R1.7</text:p>
          </table:table-cell>
          <table:table-cell table:style-name="Tabla1.B12" office:value-type="string">
            <text:p text:style-name="P22">Registro de usuarios mediante una cuenta en la plataforma</text:p>
          </table:table-cell>
          <table:table-cell table:style-name="Tabla1.C12" office:value-type="string">
            <text:p text:style-name="P22">Evidente</text:p>
          </table:table-cell>
        </table:table-row>
        <table:table-row>
          <table:table-cell table:style-name="Tabla1.A12" office:value-type="string">
            <text:p text:style-name="P22">R1.8</text:p>
          </table:table-cell>
          <table:table-cell table:style-name="Tabla1.B12" office:value-type="string">
            <text:p text:style-name="P22">Almacenamiento de la información del usuario en una base de datos</text:p>
          </table:table-cell>
          <table:table-cell table:style-name="Tabla1.C12" office:value-type="string">
            <text:p text:style-name="P22">Oculto</text:p>
          </table:table-cell>
        </table:table-row>
        <table:table-row>
          <table:table-cell table:style-name="Tabla1.A12" office:value-type="string">
            <text:p text:style-name="P22">R1.9</text:p>
          </table:table-cell>
          <table:table-cell table:style-name="Tabla1.B12" office:value-type="string">
            <text:p text:style-name="P22">Administrar permisos respecto al tipo de cuenta del usuario</text:p>
          </table:table-cell>
          <table:table-cell table:style-name="Tabla1.C12" office:value-type="string">
            <text:p text:style-name="P22">Oculto</text:p>
          </table:table-cell>
        </table:table-row>
        <table:table-row>
          <table:table-cell table:style-name="Tabla1.A12" office:value-type="string">
            <text:p text:style-name="P22">R1.10</text:p>
          </table:table-cell>
          <table:table-cell table:style-name="Tabla1.B12" office:value-type="string">
            <text:p text:style-name="P32">Mostrar al usuario las tendencias de artistas para la semana actual.</text:p>
          </table:table-cell>
          <table:table-cell table:style-name="Tabla1.C12" office:value-type="string">
            <text:p text:style-name="P22">Evidente</text:p>
          </table:table-cell>
        </table:table-row>
        <table:table-row>
          <table:table-cell table:style-name="Tabla1.A12" office:value-type="string">
            <text:p text:style-name="P22">R1.11</text:p>
          </table:table-cell>
          <table:table-cell table:style-name="Tabla1.B12" office:value-type="string">
            <text:p text:style-name="P23"/>
          </table:table-cell>
          <table:table-cell table:style-name="Tabla1.C12" office:value-type="string">
            <text:p text:style-name="P22"/>
          </table:table-cell>
        </table:table-row>
      </table:table>
      <text:p text:style-name="P6"><text:s text:c="2"/></text:p>
      <text:p text:style-name="P6"/>
      <text:p text:style-name="P12">Funciones Especificas:</text:p>
      <text:p text:style-name="P12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30">Referencia #</text:p>
          </table:table-cell>
          <table:table-cell table:style-name="Tabla2.A1" office:value-type="string">
            <text:p text:style-name="P30">Función</text:p>
          </table:table-cell>
          <table:table-cell table:style-name="Tabla2.C1" office:value-type="string">
            <text:p text:style-name="P30">Categoría</text:p>
          </table:table-cell>
        </table:table-row>
        <table:table-row>
          <table:table-cell table:style-name="Tabla2.A2" office:value-type="string">
            <text:p text:style-name="P23">R2.1</text:p>
          </table:table-cell>
          <table:table-cell table:style-name="Tabla2.B2" office:value-type="string">
            <text:p text:style-name="P34">Ingresar nombre y contraseña para <text:s/>login.</text:p>
          </table:table-cell>
          <table:table-cell table:style-name="Tabla2.C2" office:value-type="string">
            <text:p text:style-name="P24">Evidente</text:p>
          </table:table-cell>
        </table:table-row>
        <table:table-row>
          <table:table-cell table:style-name="Tabla2.A3" office:value-type="string">
            <text:p text:style-name="P23">R2.2</text:p>
          </table:table-cell>
          <table:table-cell table:style-name="Tabla2.B3" office:value-type="string">
            <text:p text:style-name="P34">Implementar sección de exploración para encontrar artistas .</text:p>
          </table:table-cell>
          <table:table-cell table:style-name="Tabla2.C3" office:value-type="string">
            <text:p text:style-name="P25">Evidente</text:p>
          </table:table-cell>
        </table:table-row>
      </table:table>
      <text:p text:style-name="P1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Atributos del Sistema:</text:p>
      <text:p text:style-name="P3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9">Atributo</text:p>
          </table:table-cell>
          <table:table-cell table:style-name="Tabla3.B1" office:value-type="string">
            <text:p text:style-name="P29">Detalles</text:p>
          </table:table-cell>
        </table:table-row>
        <table:table-row>
          <table:table-cell table:style-name="Tabla3.A5" office:value-type="string">
            <text:p text:style-name="P26">Facilidad de uso</text:p>
          </table:table-cell>
          <table:table-cell table:style-name="Tabla3.B5" office:value-type="string">
            <text:p text:style-name="P27">(detalle) La plataforma será intuitiva y <text:span text:style-name="T15">fácil</text:span> de usar para cualquier usuario.</text:p>
          </table:table-cell>
        </table:table-row>
        <table:table-row>
          <table:table-cell table:style-name="Tabla3.A5" office:value-type="string">
            <text:p text:style-name="P26">Tiempo de respuesta</text:p>
          </table:table-cell>
          <table:table-cell table:style-name="Tabla3.B5" office:value-type="string">
            <text:p text:style-name="P27"/>
          </table:table-cell>
        </table:table-row>
        <table:table-row>
          <table:table-cell table:style-name="Tabla3.A5" office:value-type="string">
            <text:p text:style-name="P26"><text:span text:style-name="T3">Metáfora</text:span> de interfaz</text:p>
          </table:table-cell>
          <table:table-cell table:style-name="Tabla3.B5" office:value-type="string">
            <text:p text:style-name="P27">(detalle ) entrada principal mostrara un login para el usuario.</text:p>
            <text:p text:style-name="P27"/>
            <text:p text:style-name="P27">(detalle) cuenta del usuario mostrara un <text:span text:style-name="T4">combo</text:span> <text:span text:style-name="T4">de</text:span>l listado general de las aplicaciones existentes y su <text:span text:style-name="T4">categoría.</text:span></text:p>
            <text:p text:style-name="P27"/>
            <text:p text:style-name="P27">(detalle) <text:span text:style-name="T14">paneles que permitirán al usuario explorar géneros , listas de reproducción y las tendencias de artistas influyentes.</text:span></text:p>
          </table:table-cell>
        </table:table-row>
        <table:table-row>
          <table:table-cell table:style-name="Tabla3.A5" office:value-type="string">
            <text:p text:style-name="P26">Plataformas </text:p>
          </table:table-cell>
          <table:table-cell table:style-name="Tabla3.B5" office:value-type="string">
            <text:p text:style-name="P27">(detalle ) Navegador de Internet para mayor compatibilidad con los sistemas operativos: Android , iOS , Linux , Windows.</text:p>
            <text:p text:style-name="P27"/>
            <text:p text:style-name="P28">(detalle) Alojamiento mediante Windows S<text:span text:style-name="T5">QL</text:span> Server.</text:p>
            <text:p text:style-name="P28"/>
            <text:p text:style-name="P33">(detalle) Desarrollo en .Net</text:p>
          </table:table-cell>
        </table:table-row>
      </table:table>
      <text:p text:style-name="P3"/>
      <text:p text:style-name="P3"/>
      <text:p text:style-name="P3"/>
      <text:p text:style-name="P3"><text:s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Arial Unicode MS1" svg:font-family="'Arial Unicode MS'" style:font-family-generic="swiss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 fo:padding-left="0cm" fo:padding-right="0cm" fo:padding-top="0cm" fo:padding-bottom="0.035cm" fo:border-left="none" fo:border-right="none" fo:border-top="none" fo:border-bottom="0.74pt solid #000000"/>
      <style:text-properties fo:color="#111111" style:font-name="Arial1" fo:font-size="18pt" fo:language="es" fo:country="ES" fo:font-weight="bold" officeooo:rsid="002a1d6c" officeooo:paragraph-rsid="002a1d6c" style:font-size-asian="18pt" style:font-weight-asian="bold" style:font-name-complex="Arial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orizontal_20_Line"/>
        <text:p text:style-name="MP1"/>
      </style:head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6T18:38:08.580000000</meta:creation-date>
    <dc:date>2018-03-17T23:34:41.092000000</dc:date>
    <meta:editing-duration>PT2H35M26S</meta:editing-duration>
    <meta:editing-cycles>17</meta:editing-cycles>
    <meta:generator>LibreOffice/6.0.0.3$Windows_X86_64 LibreOffice_project/64a0f66915f38c6217de274f0aa8e15618924765</meta:generator>
    <meta:document-statistic meta:table-count="3" meta:image-count="0" meta:object-count="0" meta:page-count="4" meta:paragraph-count="81" meta:word-count="538" meta:character-count="3424" meta:non-whitespace-character-count="2959"/>
  </office:meta>
</office:document-meta>
</file>